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4184" officeooo:paragraph-rsid="00084184"/>
    </style:style>
    <style:style style:name="P2" style:family="paragraph" style:parent-style-name="Standard">
      <style:text-properties officeooo:rsid="00084184" officeooo:paragraph-rsid="000a8419"/>
    </style:style>
    <style:style style:name="P3" style:family="paragraph" style:parent-style-name="Text_20_body">
      <style:text-properties officeooo:rsid="00084184" officeooo:paragraph-rsid="00084184"/>
    </style:style>
    <style:style style:name="T1" style:family="text">
      <style:text-properties officeooo:rsid="0009e2f3"/>
    </style:style>
    <style:style style:name="T2" style:family="text">
      <style:text-properties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2">1- Counter:</text:span></text:span></text:p>
      <text:p text:style-name="P1"><text:a xlink:type="simple" xlink:href="https://soko7awen.github.io/n220LabS23/Labs/counter/index.html" text:style-name="Internet_20_link" text:visited-style-name="Visited_20_Internet_20_Link">https://soko7awen.github.io/n220LabS23/Labs/counter/index.html</text:a></text:p>
      <text:p text:style-name="P3"><text:span text:style-name="Strong_20_Emphasis"><text:span text:style-name="T2">2 - Puck Side:</text:span></text:span></text:p>
      <text:p text:style-name="P1"><text:a xlink:type="simple" xlink:href="https://soko7awen.github.io/n220LabS23/Labs/puckSide/index.html" text:style-name="Internet_20_link" text:visited-style-name="Visited_20_Internet_20_Link">https://soko7awen.github.io/n220LabS23/Labs/puckSide/index.html</text:a></text:p>
      <text:p text:style-name="P3"><text:span text:style-name="Strong_20_Emphasis"><text:span text:style-name="T2">4 - Ball Bounce:</text:span></text:span></text:p>
      <text:p text:style-name="P1"><text:a xlink:type="simple" xlink:href="https://soko7awen.github.io/n220LabS23/Labs/ballBounce/index.html" text:style-name="Internet_20_link" text:visited-style-name="Visited_20_Internet_20_Link">https://soko7awen.github.io/n220LabS23/Labs/ballBounce/index.htm<text:span text:style-name="T1">l</text:span></text:a></text:p>
      <text:p text:style-name="P1"/>
      <text:p text:style-name="P2"><text:span text:style-name="T1">Reflection: </text:span></text:p>
      <text:p text:style-name="P2">My reflective thought on this assignment is that I should pay closer attention to Canvas, because I missed the check in and didn’t realize I had to choose three until late.. So I’ll lose out on two points and some sleep but that’s not too b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22:22:04.521836641</meta:creation-date>
    <dc:date>2023-01-26T22:26:41.465206000</dc:date>
    <meta:editing-duration>PT4M36S</meta:editing-duration>
    <meta:editing-cycles>3</meta:editing-cycles>
    <meta:generator>LibreOffice/7.4.3.2$Linux_X86_64 LibreOffice_project/40$Build-2</meta:generator>
    <meta:document-statistic meta:table-count="0" meta:image-count="0" meta:object-count="0" meta:page-count="1" meta:paragraph-count="8" meta:word-count="60" meta:character-count="486" meta:non-whitespace-character-count="433"/>
  </office:meta>
</office:document-meta>
</file>